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5" table:number-columns-repeated="1002" table:default-cell-style-name="ce1"/>
        <table:table-row table:style-name="ro2">
          <table:table-cell table:number-columns-repeated="1019"/>
        </table:table-row>
        <table:table-row table:style-name="ro3">
          <table:table-cell/>
          <table:table-cell table:style-name="ce3" office:value-type="string" table:number-columns-spanned="16" table:number-rows-spanned="1">
            <text:p>BÁO CÁO CÔNG NỢ THEO LOẠI KÝ QUỸ</text:p>
          </table:table-cell>
          <table:covered-table-cell table:number-columns-repeated="15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16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5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Loại ký quỹ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6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5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loaikyquy']" xlink:type="simple">loaikyquy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6" table:number-rows-spanned="1">
            <text:p><text:a xlink:href="python:///for" xlink:type="simple">end for</text:a></text:p>
          </table:table-cell>
          <table:covered-table-cell table:number-columns-repeated="15" table:style-name="ce7"/>
          <table:table-cell table:number-columns-repeated="1002"/>
        </table:table-row>
        <table:table-row table:style-name="ro6" table:number-rows-repeated="104856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30:22</dc:date>
    <dc:creator>phung11764 </dc:creator>
    <meta:editing-duration>PT6H24M21S</meta:editing-duration>
    <meta:editing-cycles>14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6" meta:object-count="0"/>
  </office:meta>
</office:document-meta>
</file>